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ocations">
      <style:table-properties table:display="true" style:writing-mode="lr-tb"/>
    </style:style>
    <style:style style:name="ta2" style:family="table" style:master-page-name="PageStyle_5f_Rewa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cation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16380"/>
        <table:table-row table:style-name="ro1">
          <table:table-cell table:style-name="ce1"/>
          <table:table-cell table:number-columns-repeated="3"/>
          <table:table-cell table:style-name="Default" table:number-columns-repeated="16380"/>
        </table:table-row>
        <table:table-row table:style-name="ro1">
          <table:table-cell table:style-name="ce2"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 table:style-name="Default">
            <draw:frame draw:z-index="0" draw:name="Chart 1" draw:style-name="gr1" draw:text-style-name="P1" svg:width="15.874cm" svg:height="9.815cm" svg:x="1.217cm" svg:y="0cm">
              <draw:object draw:notify-on-update-of-ranges="Locations.B3:Locations.B8 Locations.C2:Locations.C2 Locations.C3:Locations.C8 Locations.D2:Locations.D2 Locations.D3:Locations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Chart</svg:title>
            </draw:frame>
          </table:table-cell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Get Locatio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579" calcext:value-type="float">
            <text:p>7579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2" table:number-rows-repeated="1048567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table table:name="Rewards" table:style-name="ta2">
        <table:table-column table:style-name="co1" table:number-columns-repeated="4" table:default-cell-style-name="Default"/>
        <table:table-column table:style-name="co1" table:number-columns-repeated="16380"/>
        <table:table-row table:style-name="ro2">
          <table:table-cell table:number-columns-repeated="4"/>
          <table:table-cell table:style-name="Default">
            <draw:frame draw:z-index="0" draw:name="Chart 2" draw:style-name="gr1" draw:text-style-name="P1" svg:width="15.874cm" svg:height="9.815cm" svg:x="1.244cm" svg:y="0.529cm">
              <draw:object draw:notify-on-update-of-ranges="Rewards.B3:Rewards.B6 Rewards.C2:Rewards.C2 Rewards.C3:Rewards.C6 Rewards.D2:Rewards.D2 Rewards.D3:Rewards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Chart</svg:title>
            </draw:frame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string" calcext:value-type="string">
            <text:p>Get Reward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64020" calcext:value-type="float">
            <text:p>64020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2" table:number-rows-repeated="1048569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wards" style:display-name="PageStyle_Rewa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2" meta:cell-count="38" meta:object-count="2"/>
    <meta:generator>LibreOffice/25.2.7.2$Windows_X86_64 LibreOffice_project/5cbfd1ab6520636bb5f7b99185aa69bd7456825d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Roboto" fo:font-size="18pt" style:font-size-asian="18pt" style:font-size-complex="18pt"/>
    </style:style>
    <style:style style:name="T2" style:family="text">
      <style:text-properties fo:color="#000000" style:text-position="0% 100%" fo:font-family="Roboto" fo:font-size="10pt" style:font-size-asian="10pt" style:font-size-complex="10pt"/>
    </style:style>
  </office:automatic-styles>
  <office:body>
    <office:chart>
      <chart:chart svg:width="15.875cm" svg:height="9.816cm" xlink:href=".." xlink:type="simple" chart:class="chart:line" chart:style-name="ch1">
        <chart:title svg:x="3.615cm" svg:y="0.332cm" chart:style-name="ch2">
          <text:p><text:span text:style-name="T1">Get Location: Time / Users</text:span></text:p>
        </chart:title>
        <chart:legend chart:legend-position="end" svg:x="11.856cm" svg:y="4.36cm" style:legend-expansion="high" chart:style-name="ch3"/>
        <chart:plot-area chart:style-name="ch4" svg:x="1.377cm" svg:y="1.651cm" svg:width="10.162cm" svg:height="7.969cm">
          <chart:coordinate-region svg:x="2.353cm" svg:y="1.85cm" svg:width="9.186cm" svg:height="7.273cm"/>
          <chart:axis chart:dimension="x" chart:name="primary-x" chart:style-name="ch5" chartooo:axis-type="text">
            <chart:categories table:cell-range-address="Locations.B3:Locations.B8"/>
          </chart:axis>
          <chart:axis chart:dimension="y" chart:name="primary-y" chart:style-name="ch6">
            <chart:title svg:x="0.451cm" svg:y="7.037cm" chart:style-name="ch7">
              <text:p><text:span text:style-name="T2">Time (Seconds)</text:span></text:p>
            </chart:title>
            <chart:grid chart:style-name="ch8" chart:class="major"/>
          </chart:axis>
          <chart:series chart:style-name="ch9" chart:values-cell-range-address="Locations.C3:Locations.C8" chart:label-cell-address="Locations.C2:Locations.C2" chart:class="chart:line">
            <chart:data-point chart:repeated="6"/>
          </chart:series>
          <chart:series chart:style-name="ch10" chart:values-cell-range-address="Locations.D3:Locations.D8" chart:label-cell-address="Locations.D2:Locations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Locations.C2:Locations.C2</svg:desc>
                </draw:g>
              </table:table-cell>
              <table:table-cell office:value-type="string">
                <text:p>Improved Time</text:p>
                <draw:g>
                  <svg:desc>Locations.D2:Location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cations.B3:Locations.B8</svg:desc>
                </draw:g>
              </table:table-cell>
              <table:table-cell office:value-type="float" office:value="7">
                <text:p>7</text:p>
                <draw:g>
                  <svg:desc>Locations.C3:Locations.C8</svg:desc>
                </draw:g>
              </table:table-cell>
              <table:table-cell office:value-type="float" office:value="0">
                <text:p>0</text:p>
                <draw:g>
                  <svg:desc>Locations.D3:Locations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91">
                <text:p>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79">
                <text:p>75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Roboto" fo:font-size="18pt" style:font-size-asian="18pt" style:font-size-complex="18pt"/>
    </style:style>
    <style:style style:name="T2" style:family="text">
      <style:text-properties fo:color="#000000" style:text-position="0% 100%" fo:font-family="Roboto" fo:font-size="10pt" style:font-size-asian="10pt" style:font-size-complex="10pt"/>
    </style:style>
  </office:automatic-styles>
  <office:body>
    <office:chart>
      <chart:chart svg:width="15.875cm" svg:height="9.816cm" xlink:href=".." xlink:type="simple" chart:class="chart:line" chart:style-name="ch1">
        <chart:title svg:x="3.596cm" svg:y="0.332cm" chart:style-name="ch2">
          <text:p><text:span text:style-name="T1">Get Rewards: Time / Users</text:span></text:p>
        </chart:title>
        <chart:legend chart:legend-position="end" svg:x="11.856cm" svg:y="4.36cm" style:legend-expansion="high" chart:style-name="ch3"/>
        <chart:plot-area chart:style-name="ch4" svg:x="1.377cm" svg:y="1.651cm" svg:width="10.162cm" svg:height="7.969cm">
          <chart:coordinate-region svg:x="2.572cm" svg:y="1.85cm" svg:width="8.967cm" svg:height="7.273cm"/>
          <chart:axis chart:dimension="x" chart:name="primary-x" chart:style-name="ch5" chartooo:axis-type="text">
            <chart:categories table:cell-range-address="Rewards.B3:Rewards.B6"/>
          </chart:axis>
          <chart:axis chart:dimension="y" chart:name="primary-y" chart:style-name="ch6">
            <chart:title svg:x="0.451cm" svg:y="7.037cm" chart:style-name="ch7">
              <text:p><text:span text:style-name="T2">Time (Seconds)</text:span></text:p>
            </chart:title>
            <chart:grid chart:style-name="ch8" chart:class="major"/>
          </chart:axis>
          <chart:series chart:style-name="ch9" chart:values-cell-range-address="Rewards.C3:Rewards.C6" chart:label-cell-address="Rewards.C2:Rewards.C2" chart:class="chart:line">
            <chart:data-point chart:repeated="4"/>
          </chart:series>
          <chart:series chart:style-name="ch10" chart:values-cell-range-address="Rewards.D3:Rewards.D6" chart:label-cell-address="Rewards.D2:Rewards.D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Rewards.C2:Rewards.C2</svg:desc>
                </draw:g>
              </table:table-cell>
              <table:table-cell office:value-type="string">
                <text:p>Improved Time</text:p>
                <draw:g>
                  <svg:desc>Rewards.D2:Reward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wards.B3:Rewards.B6</svg:desc>
                </draw:g>
              </table:table-cell>
              <table:table-cell office:value-type="float" office:value="44">
                <text:p>44</text:p>
                <draw:g>
                  <svg:desc>Rewards.C3:Rewards.C6</svg:desc>
                </draw:g>
              </table:table-cell>
              <table:table-cell office:value-type="float" office:value="0">
                <text:p>0</text:p>
                <draw:g>
                  <svg:desc>Rewards.D3:Rewards.D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20">
                <text:p>5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20">
                <text:p>64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